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3d41" officeooo:paragraph-rsid="001f3d41" style:font-weight-asian="bold" style:font-weight-complex="bold"/>
    </style:style>
    <style:style style:name="P2" style:family="paragraph" style:parent-style-name="Standard">
      <style:text-properties fo:color="#000000" fo:font-size="12pt" fo:font-weight="normal" officeooo:rsid="001f3d41" officeooo:paragraph-rsid="001f3d41" style:font-size-asian="10.5pt" style:font-weight-asian="normal" style:font-size-complex="12pt" style:font-weight-complex="normal"/>
    </style:style>
    <style:style style:name="P3" style:family="paragraph" style:parent-style-name="Standard">
      <style:text-properties officeooo:paragraph-rsid="001f3d41"/>
    </style:style>
    <style:style style:name="P4" style:family="paragraph" style:parent-style-name="Text_20_body">
      <style:text-properties officeooo:paragraph-rsid="002101d5"/>
    </style:style>
    <style:style style:name="P5" style:family="paragraph" style:parent-style-name="Standard">
      <style:text-properties fo:color="#000000" fo:font-size="12pt" fo:font-weight="bold" officeooo:rsid="001f3d41" officeooo:paragraph-rsid="001f3d41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fo:font-size="12pt" fo:font-weight="bold" officeooo:rsid="003c5ceb" officeooo:paragraph-rsid="003c5ceb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fo:font-weight="normal" officeooo:rsid="001f3d41" officeooo:paragraph-rsid="001f3d4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fo:font-weight="normal" officeooo:rsid="003c5ceb" officeooo:paragraph-rsid="003c5ce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fo:font-size="12pt" fo:font-weight="normal" officeooo:rsid="003c5ceb" officeooo:paragraph-rsid="001f3d4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paragraph-rsid="001f3d41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f3d41" officeooo:paragraph-rsid="001f3d41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f3d41" officeooo:paragraph-rsid="0025388f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101d5" officeooo:paragraph-rsid="0025388f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99fbd" officeooo:paragraph-rsid="00299fb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bold" officeooo:rsid="00235269" officeooo:paragraph-rsid="00235269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235269" officeooo:paragraph-rsid="0025388f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abee3" officeooo:paragraph-rsid="002abee3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2c8b14" officeooo:paragraph-rsid="002c8b14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2dcec9" officeooo:paragraph-rsid="002dcec9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dcec9" officeooo:paragraph-rsid="0030a4ec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2e2597" officeooo:paragraph-rsid="002e2597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2ebf67" officeooo:paragraph-rsid="002ebf67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2ebf67" officeooo:paragraph-rsid="0030a4ec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30a4ec" officeooo:paragraph-rsid="0030a4ec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36e026" officeooo:paragraph-rsid="0036e026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3a49c2" officeooo:paragraph-rsid="003a49c2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text-properties fo:font-size="12pt" style:text-underline-style="none" fo:font-weight="bold" officeooo:rsid="0021e561" officeooo:paragraph-rsid="0021e561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style:text-underline-style="none" fo:font-weight="bold" officeooo:rsid="0033fb05" officeooo:paragraph-rsid="0033fb05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style:text-underline-style="none" fo:font-weight="bold" officeooo:rsid="00357843" officeooo:paragraph-rsid="00357843" style:font-size-asian="12pt" style:font-weight-asian="bold" style:font-size-complex="12pt" style:font-weight-complex="bold"/>
    </style:style>
    <style:style style:name="P30" style:family="paragraph" style:parent-style-name="Standard" style:list-style-name="L3">
      <style:text-properties fo:font-size="12pt" style:text-underline-style="none" fo:font-weight="bold" officeooo:rsid="00357843" officeooo:paragraph-rsid="003864c9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style:text-underline-style="none" fo:font-weight="bold" officeooo:rsid="00357843" officeooo:paragraph-rsid="003864c9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style:text-underline-style="none" fo:font-weight="bold" officeooo:rsid="0036e026" officeooo:paragraph-rsid="0036e026" style:font-size-asian="12pt" style:font-weight-asian="bold" style:font-size-complex="12pt" style:font-weight-complex="bold"/>
    </style:style>
    <style:style style:name="P33" style:family="paragraph" style:parent-style-name="Standard" style:list-style-name="L3">
      <style:text-properties fo:font-size="12pt" style:text-underline-style="none" fo:font-weight="normal" officeooo:rsid="003864c9" officeooo:paragraph-rsid="003864c9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weight="bold" officeooo:rsid="001f3d41" officeooo:paragraph-rsid="001f3d41" style:font-weight-asian="bold" style:font-weight-complex="bold"/>
    </style:style>
    <style:style style:name="P35" style:family="paragraph" style:parent-style-name="Standard">
      <style:text-properties fo:font-weight="bold" officeooo:rsid="00252d35" officeooo:paragraph-rsid="00252d35" style:font-weight-asian="bold" style:font-weight-complex="bold"/>
    </style:style>
    <style:style style:name="P36" style:family="paragraph" style:parent-style-name="Standard">
      <style:text-properties fo:font-weight="bold" officeooo:rsid="0025388f" officeooo:paragraph-rsid="0025388f" style:font-weight-asian="bold" style:font-weight-complex="bold"/>
    </style:style>
    <style:style style:name="P37" style:family="paragraph" style:parent-style-name="Standard">
      <style:text-properties fo:font-weight="bold" officeooo:rsid="00213dad" officeooo:paragraph-rsid="002101d5" style:font-weight-asian="bold" style:font-weight-complex="bold"/>
    </style:style>
    <style:style style:name="P38" style:family="paragraph" style:parent-style-name="Standard">
      <style:text-properties fo:font-weight="bold" officeooo:rsid="00213dad" officeooo:paragraph-rsid="0025388f" style:font-weight-asian="bold" style:font-weight-complex="bold"/>
    </style:style>
    <style:style style:name="P39" style:family="paragraph" style:parent-style-name="Standard">
      <style:text-properties fo:font-weight="bold" officeooo:rsid="002101d5" officeooo:paragraph-rsid="0025388f" style:font-weight-asian="bold" style:font-weight-complex="bold"/>
    </style:style>
    <style:style style:name="P40" style:family="paragraph" style:parent-style-name="Standard">
      <style:text-properties fo:font-weight="bold" officeooo:rsid="00268b9e" officeooo:paragraph-rsid="00268b9e" style:font-weight-asian="bold" style:font-weight-complex="bold"/>
    </style:style>
    <style:style style:name="P41" style:family="paragraph" style:parent-style-name="Standard">
      <style:text-properties fo:font-weight="bold" officeooo:rsid="00268b9e" officeooo:paragraph-rsid="00295bb1" style:font-weight-asian="bold" style:font-weight-complex="bold"/>
    </style:style>
    <style:style style:name="P42" style:family="paragraph" style:parent-style-name="Standard">
      <style:text-properties fo:font-weight="bold" officeooo:rsid="00295bb1" officeooo:paragraph-rsid="00295bb1" style:font-weight-asian="bold" style:font-weight-complex="bold"/>
    </style:style>
    <style:style style:name="P43" style:family="paragraph" style:parent-style-name="Standard">
      <style:text-properties fo:font-weight="bold" officeooo:rsid="00299fbd" officeooo:paragraph-rsid="00299fbd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3d41" officeooo:paragraph-rsid="001f3d41" style:font-size-asian="20pt" style:font-weight-asian="bold" style:font-size-complex="20pt" style:font-weight-complex="bold"/>
    </style:style>
    <style:style style:name="P45" style:family="paragraph" style:parent-style-name="Standard">
      <style:text-properties fo:font-size="16pt" style:text-underline-style="solid" style:text-underline-width="auto" style:text-underline-color="font-color" fo:font-weight="bold" officeooo:rsid="0025388f" officeooo:paragraph-rsid="0025388f" style:font-size-asian="14pt" style:font-weight-asian="bold" style:font-size-complex="16pt" style:font-weight-complex="bold"/>
    </style:style>
    <style:style style:name="P46" style:family="paragraph" style:parent-style-name="Standard">
      <style:text-properties fo:font-size="16pt" style:text-underline-style="solid" style:text-underline-width="auto" style:text-underline-color="font-color" fo:font-weight="bold" officeooo:rsid="002c8b14" officeooo:paragraph-rsid="002c8b14" style:font-size-asian="14pt" style:font-weight-asian="bold" style:font-size-complex="16pt" style:font-weight-complex="bold"/>
    </style:style>
    <style:style style:name="P47" style:family="paragraph" style:parent-style-name="Standard">
      <style:text-properties fo:font-size="16pt" style:text-underline-style="solid" style:text-underline-width="auto" style:text-underline-color="font-color" fo:font-weight="bold" officeooo:rsid="0033fb05" officeooo:paragraph-rsid="0033fb05" style:font-size-asian="14pt" style:font-weight-asian="bold" style:font-size-complex="16pt" style:font-weight-complex="bold"/>
    </style:style>
    <style:style style:name="P48" style:family="paragraph" style:parent-style-name="Standard">
      <style:text-properties fo:font-size="16pt" style:text-underline-style="solid" style:text-underline-width="auto" style:text-underline-color="font-color" fo:font-weight="bold" officeooo:rsid="0021e561" officeooo:paragraph-rsid="0021e561" style:font-size-asian="16pt" style:font-weight-asian="bold" style:font-size-complex="16pt" style:font-weight-complex="bold"/>
    </style:style>
    <style:style style:name="P49" style:family="paragraph" style:parent-style-name="Standard">
      <style:text-properties fo:font-size="16pt" fo:font-weight="normal" officeooo:rsid="001f3d41" officeooo:paragraph-rsid="001f3d41" style:font-size-asian="16pt" style:font-weight-asian="normal" style:font-size-complex="16pt" style:font-weight-complex="normal"/>
    </style:style>
    <style:style style:name="P50" style:family="paragraph" style:parent-style-name="Standard">
      <style:text-properties fo:font-size="16pt" style:text-underline-style="none" fo:font-weight="normal" officeooo:rsid="0033fb05" officeooo:paragraph-rsid="0033fb05" style:font-size-asian="14pt" style:font-weight-asian="normal" style:font-size-complex="16pt" style:font-weight-complex="normal"/>
    </style:style>
    <style:style style:name="P51" style:family="paragraph" style:parent-style-name="Standard" style:list-style-name="L3">
      <style:text-properties fo:font-size="11pt" style:text-underline-style="none" fo:font-weight="bold" officeooo:rsid="00397313" officeooo:paragraph-rsid="00397313" style:font-size-asian="11pt" style:font-weight-asian="bold" style:font-size-complex="11pt" style:font-weight-complex="bold"/>
    </style:style>
    <style:style style:name="P52" style:family="paragraph" style:parent-style-name="Standard" style:list-style-name="L3">
      <style:text-properties fo:font-size="11pt" style:text-underline-style="none" fo:font-weight="bold" officeooo:rsid="003864c9" officeooo:paragraph-rsid="003864c9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2pt" fo:font-weight="bold" officeooo:rsid="001f3d41" style:font-size-asian="10.5pt" style:font-weight-asian="bold" style:font-size-complex="12pt" style:font-weight-complex="bold"/>
    </style:style>
    <style:style style:name="T3" style:family="text">
      <style:text-properties fo:color="#000000" fo:font-size="12pt" fo:font-weight="normal" officeooo:rsid="001f3d41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95bb1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5388f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7e2ab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295bb1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299fbd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30a4ec" style:font-size-asian="12pt" style:font-weight-asian="normal" style:font-size-complex="12pt" style:font-weight-complex="normal"/>
    </style:style>
    <style:style style:name="T12" style:family="text">
      <style:text-properties style:font-name="Liberation Sans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32434" style:font-weight-asian="normal" style:font-weight-complex="normal"/>
    </style:style>
    <style:style style:name="T15" style:family="text">
      <style:text-properties fo:font-weight="normal" officeooo:rsid="0025388f" style:font-weight-asian="normal" style:font-weight-complex="normal"/>
    </style:style>
    <style:style style:name="T16" style:family="text">
      <style:text-properties fo:font-weight="normal" officeooo:rsid="002e2597" style:font-weight-asian="normal" style:font-weight-complex="normal"/>
    </style:style>
    <style:style style:name="T17" style:family="text">
      <style:text-properties fo:font-weight="normal" officeooo:rsid="0030a4ec" style:font-weight-asian="normal" style:font-weight-complex="normal"/>
    </style:style>
    <style:style style:name="T18" style:family="text">
      <style:text-properties fo:font-weight="normal" officeooo:rsid="00357843" style:font-weight-asian="normal" style:font-weight-complex="normal"/>
    </style:style>
    <style:style style:name="T19" style:family="text">
      <style:text-properties fo:font-weight="normal" officeooo:rsid="0036e026" style:font-weight-asian="normal" style:font-weight-complex="normal"/>
    </style:style>
    <style:style style:name="T20" style:family="text">
      <style:text-properties fo:font-weight="normal" officeooo:rsid="003864c9" style:font-weight-asian="normal" style:font-weight-complex="normal"/>
    </style:style>
    <style:style style:name="T21" style:family="text">
      <style:text-properties fo:font-weight="normal" officeooo:rsid="003ca1ee" style:font-weight-asian="normal" style:font-weight-complex="normal"/>
    </style:style>
    <style:style style:name="T22" style:family="text">
      <style:text-properties style:text-position="super 58%" fo:font-weight="normal" style:font-weight-asian="normal" style:font-weight-complex="normal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officeooo:rsid="0025388f"/>
    </style:style>
    <style:style style:name="T25" style:family="text">
      <style:text-properties officeooo:rsid="002abee3"/>
    </style:style>
    <style:style style:name="T26" style:family="text">
      <style:text-properties officeooo:rsid="003a97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Javascript Notes</text:p>
      <text:p text:style-name="P9"><text:span text:style-name="T1"/></text:p>
      <text:p text:style-name="P8"><text:span text:style-name="T1">let </text:span>variables are scoped by block</text:p>
      <text:p text:style-name="P8"/>
      <text:p text:style-name="P6">var <text:span text:style-name="T13">variables are globally or function scoped; vars can be updated and redeclared within its scope.</text:span></text:p>
      <text:p text:style-name="P6"><text:span text:style-name="T13"/></text:p>
      <text:p text:style-name="P6">const <text:span text:style-name="T13">variables</text:span><text:span text:style-name="T21"> are block scoped and cannot be updated or redeclared.</text:span></text:p>
      <text:p text:style-name="P2"><text:span text:style-name="T1"/></text:p>
      <text:p text:style-name="P2"><text:span text:style-name="T1">isNaN(x); </text:span>will return true of Not a Number</text:p>
      <text:p text:style-name="P2">Is of the type <text:span text:style-name="T1">number</text:span></text:p>
      <text:p text:style-name="P5"/>
      <text:p text:style-name="P2"><text:span text:style-name="T1">Infinity</text:span> is the value JS will return if a value is outside the largest range of numbers.</text:p>
      <text:p text:style-name="P2">Division by 0 also returns infinity.</text:p>
      <text:p text:style-name="P3"><text:span text:style-name="T3">Is of the type </text:span><text:span text:style-name="T2">number</text:span></text:p>
      <text:p text:style-name="P5"/>
      <text:p text:style-name="P3"><text:span text:style-name="T2">Hexadecimal </text:span><text:span text:style-name="T6">JavaScript interprets numeric constants as hexadecimal if they are preceded by 0x.</text:span></text:p>
      <text:p text:style-name="P10"/>
      <text:p text:style-name="P1"><text:span text:style-name="T4">toString() </text:span><text:span text:style-name="T6">method to change away from base10 (decimal) numbers. </text:span></text:p>
      <text:p text:style-name="P1"><text:span text:style-name="T6">Hexadecimal is </text:span><text:span text:style-name="Strong_20_Emphasis"><text:span text:style-name="T6">base 16</text:span></text:span><text:span text:style-name="T6">. Decimal is </text:span><text:span text:style-name="Strong_20_Emphasis"><text:span text:style-name="T6">base 10</text:span></text:span><text:span text:style-name="T6">. Octal is </text:span><text:span text:style-name="Strong_20_Emphasis"><text:span text:style-name="T6">base 8</text:span></text:span><text:span text:style-name="T6">. Binary is </text:span><text:span text:style-name="Strong_20_Emphasis"><text:span text:style-name="T6">base 2</text:span></text:span><text:span text:style-name="T6">.</text:span></text:p>
      <text:p text:style-name="P1"><text:span text:style-name="T6"/></text:p>
      <text:p text:style-name="P16">Escape <text:span text:style-name="T13">to escape (make a character recognized as text) a character in a string use </text:span><text:span text:style-name="T24">backslash:</text:span><text:span text:style-name="T15"> </text:span>\</text:p>
      <text:p text:style-name="P1"><text:span text:style-name="T6"/></text:p>
      <text:p text:style-name="P35"><text:span text:style-name="T4">Number()</text:span><text:span text:style-name="T6"> object converts anything passed into it to a number, if it can.</text:span></text:p>
      <text:p text:style-name="P35"><text:span text:style-name="T6"/></text:p>
      <text:p text:style-name="P39"><text:span text:style-name="T4">New:</text:span><text:span text:style-name="T6"> Numbers can be defined as objects using the keyword new, but is not recommended.</text:span></text:p>
      <text:p text:style-name="P13">var y = new Number(123)</text:p>
      <text:p text:style-name="P12"/>
      <text:p text:style-name="P39"><text:span text:style-name="T4">== </text:span><text:span text:style-name="T6">operator</text:span><text:span text:style-name="T4"> </text:span><text:span text:style-name="T6">will return true if a number of type number and object number are compared and equal value.</text:span></text:p>
      <text:p text:style-name="P13">Comparing two objects will always return false.</text:p>
      <text:p text:style-name="P13"/>
      <text:p text:style-name="P39"><text:span text:style-name="T4">=== </text:span><text:span text:style-name="T6">operator will not, because it expects equality in both type and value.</text:span></text:p>
      <text:p text:style-name="P13"/>
      <text:p text:style-name="P39"><text:span text:style-name="T4">Standard arithmetic operators: **</text:span><text:span text:style-name="T6"> to exponentiate</text:span></text:p>
      <text:p text:style-name="P13"/>
      <text:p text:style-name="P39"><text:span text:style-name="T4">Operands</text:span><text:span text:style-name="T6"> What the operator performs on</text:span></text:p>
      <text:p text:style-name="P13"/>
      <text:p text:style-name="P38"><text:span text:style-name="T4">&amp;</text:span><text:span text:style-name="T6"> bitwise and</text:span></text:p>
      <text:p text:style-name="P38"><text:span text:style-name="T4">^ </text:span><text:span text:style-name="T6">bitwise XOR</text:span></text:p>
      <text:p text:style-name="P38"><text:span text:style-name="T4">| </text:span><text:span text:style-name="T6">bitwise or</text:span></text:p>
      <text:p text:style-name="P38"><text:span text:style-name="T4">&amp;&amp; </text:span><text:span text:style-name="T6">logical and</text:span></text:p>
      <text:p text:style-name="P38"><text:span text:style-name="T4">|| </text:span><text:span text:style-name="T6">logical or</text:span></text:p>
      <text:p text:style-name="P38"><text:span text:style-name="T6">? : condition</text:span></text:p>
      <text:p text:style-name="P38"><text:span text:style-name="T6"/></text:p>
      <text:p text:style-name="P35"><text:span text:style-name="T6"/></text:p>
      <text:p text:style-name="P35"><text:span text:style-name="T6"/></text:p>
      <text:p text:style-name="P45">String Methods</text:p>
      <text:p text:style-name="P35"><text:span text:style-name="T6"/></text:p>
      <text:p text:style-name="P35"><text:soft-page-break/><text:span text:style-name="T6">exampleVar</text:span><text:span text:style-name="T4">.length </text:span><text:span text:style-name="T6">returns the length of a string.</text:span></text:p>
      <text:p text:style-name="P35"><text:span text:style-name="T4"/></text:p>
      <text:p text:style-name="P35"><text:span text:style-name="T7">e</text:span><text:span text:style-name="T6">xampleVar.</text:span><text:span text:style-name="T4">indexOf(“example”) <text:s/></text:span><text:span text:style-name="T6">returns the index of the </text:span><text:span text:style-name="T4">first</text:span><text:span text:style-name="T6"> location of the text passed to it inside the variable it was called on</text:span><text:span text:style-name="T7">, returns -1 if not found; can accept a second paramater as the starting index of the search.</text:span></text:p>
      <text:p text:style-name="P35"><text:span text:style-name="T6"/></text:p>
      <text:p text:style-name="P36"><text:span text:style-name="T6">exampleVar.</text:span><text:span text:style-name="T4">lastIndexOf(“example”)</text:span><text:span text:style-name="T6"> returns the index of the last location of the text passed to it, returns -1 if not found; can accept a second paramater as the starting index of the search, starts the search backwards.</text:span></text:p>
      <text:p text:style-name="P36"><text:span text:style-name="T6"/></text:p>
      <text:p text:style-name="P36"><text:span text:style-name="T6">exampleVar.</text:span><text:span text:style-name="T4">search("example") </text:span><text:span text:style-name="T6">searches a string for a specified value and returns the position of the match. Can take "powerful search values (regular expressions)", cannot take a second argument.</text:span></text:p>
      <text:p text:style-name="P36"><text:span text:style-name="T6"/></text:p>
      <text:p text:style-name="P41"><text:span text:style-name="T9">newVar = </text:span><text:span text:style-name="T6">exampleVar.</text:span><text:span text:style-name="T4">slice(13, 17) </text:span><text:span text:style-name="T6">extracts a part of a string and returns the extracted value in a new string. If the parameter is negative, the position is counted from the end of the string. If no second parameter is specified, cuts to the end of the string.</text:span><text:span text:style-name="T11"> Can be used on arrays.</text:span></text:p>
      <text:p text:style-name="P40"><text:span text:style-name="T6"/></text:p>
      <text:p text:style-name="P41"><text:span text:style-name="T9">newVar = </text:span><text:span text:style-name="T6">exampleVar.</text:span><text:span text:style-name="T4">substring(13, 17)</text:span><text:span text:style-name="T6"> similar to slice but cannon accept negative parameters. </text:span></text:p>
      <text:p text:style-name="P40"><text:span text:style-name="T6"/></text:p>
      <text:p text:style-name="P40"><text:span text:style-name="T9">newVar = </text:span><text:span text:style-name="T6">exampleVar.</text:span><text:span text:style-name="T4">substr(13, 6) </text:span><text:span text:style-name="T6">similar to slice; in substr the second parameter specified the length of the part to be extracted. No second parameter extracts the rest of the string.</text:span></text:p>
      <text:p text:style-name="P40"><text:span text:style-name="T6"/></text:p>
      <text:p text:style-name="P40"><text:span text:style-name="T6">exampleVar.</text:span><text:span text:style-name="T4">replace("This", "with ThIs") </text:span><text:span text:style-name="T6">replaces a specified value with another value within a string. <text:s/></text:span><text:span text:style-name="T4">replace()</text:span><text:span text:style-name="T6"> is case sensitive</text:span><text:span text:style-name="T8"> (use /i flag to be case insensitive)</text:span><text:span text:style-name="T6">, and does not change the string it is called on; rather, it returns a new string. By default it only replaces the first match</text:span><text:span text:style-name="T8">, to replace every match use /g flag. ex: exampleVar.replace(/This/g, "with ThIs")</text:span></text:p>
      <text:p text:style-name="P41"><text:span text:style-name="T6"/></text:p>
      <text:p text:style-name="P41"><text:span text:style-name="T9">newVar = </text:span><text:span text:style-name="T6">exampleVar</text:span><text:span text:style-name="T10">.</text:span><text:span text:style-name="T5">toUpperCase() </text:span><text:span text:style-name="T9">converts string to uppercase</text:span></text:p>
      <text:p text:style-name="P41"><text:span text:style-name="T9"/></text:p>
      <text:p text:style-name="P41"><text:span text:style-name="T9">newVar = </text:span><text:span text:style-name="T6">exampleVar.</text:span><text:span text:style-name="T5">toLowerCase()</text:span><text:span text:style-name="T9"> converts string to lowercase</text:span></text:p>
      <text:p text:style-name="P41"><text:span text:style-name="T9"/></text:p>
      <text:p text:style-name="P42"><text:span text:style-name="T4">concat()</text:span><text:span text:style-name="T6"> joins two or more strings, alternative to + operator.</text:span></text:p>
      <text:p text:style-name="P40"><text:span text:style-name="T6"/></text:p>
      <text:p text:style-name="P43"><text:span text:style-name="T4">trim()</text:span><text:span text:style-name="T6"> removes whitespace from both sides of a string.</text:span></text:p>
      <text:p text:style-name="P43"><text:span text:style-name="T6"/></text:p>
      <text:p text:style-name="P14">exampleString.<text:span text:style-name="T1">charAt()</text:span> returns the character at the specified index of a string<text:span text:style-name="T25">. Returns an empty string if no character is found.</text:span></text:p>
      <text:p text:style-name="P14"/>
      <text:p text:style-name="P14">exampleString.c<text:span text:style-name="T1">harCodeAt()</text:span> returns the unicode of the character at the specified index of a string</text:p>
      <text:p text:style-name="P14"/>
      <text:p text:style-name="P14"><text:span text:style-name="T1">exampleString[]</text:span> will return the character at the specified index of the string as well.<text:span text:style-name="T25"> [] is read only, is not supported in IE 7 or earlier, and returns undefined if no character is found.</text:span></text:p>
      <text:p text:style-name="P14"/>
      <text:p text:style-name="P46">Strings as Arrays</text:p>
      <text:p text:style-name="P14"/>
      <text:p text:style-name="P17">split("") <text:span text:style-name="T13">can be used to convert a string to an array. "," will split on commas, " " will split on spaces, and "|" will split on pipe. With no seperator, the returned array will contain the entire string on [0]. With "" as the seperator, will return an array of single characters.</text:span></text:p>
      <text:p text:style-name="P17"><text:soft-page-break/><text:span text:style-name="T13"/></text:p>
      <text:p text:style-name="P18">exStringArray.pop() <text:span text:style-name="T13">removes the last element from an array, and returned the value that was popped out.</text:span></text:p>
      <text:p text:style-name="P18"><text:span text:style-name="T13"/></text:p>
      <text:p text:style-name="P19">.length<text:span text:style-name="T13"> can be used with the syntax of exStringArray[exStringArray.length] = "NewString"; to append an element.</text:span></text:p>
      <text:p text:style-name="P18"><text:span text:style-name="T13"/></text:p>
      <text:p text:style-name="P18"><text:span text:style-name="T13">exStringArray.</text:span>push("NewString") <text:span text:style-name="T13">adds the specified new string to the array at the end, and returns the new array length.</text:span></text:p>
      <text:p text:style-name="P18"><text:span text:style-name="T13"/></text:p>
      <text:p text:style-name="P18"><text:span text:style-name="T13">exString.</text:span>shift() <text:span text:style-name="T13">works similarly to pop(), but acts on the first element of the array and shifts the index of the remaining elements down. Returns the string that was shifted out.</text:span></text:p>
      <text:p text:style-name="P18"><text:span text:style-name="T13"/></text:p>
      <text:p text:style-name="P18"><text:span text:style-name="T13">exString.</text:span>unshift("NewString") <text:span text:style-name="T13">works similarly to push, adds the new element at the beginning of the array and "unshifts" the indexes of other elements. Also returns the new array length</text:span></text:p>
      <text:p text:style-name="P18"><text:span text:style-name="T13"/></text:p>
      <text:p text:style-name="P19">delete<text:span text:style-name="T13"> operator can be used on array elements to change that element to undefined. ex: delete exArray[0] would make the string stored at index 0 undefined. pop()</text:span><text:span text:style-name="T16">, shift(), or splice() should be used instead.</text:span></text:p>
      <text:p text:style-name="P19"><text:span text:style-name="T13"/></text:p>
      <text:p text:style-name="P19"><text:span text:style-name="T13">exArray.s</text:span>plice(arg1, arg2, "NewString", "NewString2") <text:span text:style-name="T13">used to add new items to an array. arg1 is the index at which to add the items, arg2 is the number of elements to be removed</text:span><text:span text:style-name="T16"> (removes starting after the position in arg1)</text:span><text:span text:style-name="T13">. splice() returns an array of the removed elements.</text:span></text:p>
      <text:p text:style-name="P19"><text:span text:style-name="T13"/></text:p>
      <text:p text:style-name="P21">splice()<text:span text:style-name="T13"> can be used to remove elements without leaving undefined "holes" in the array.</text:span></text:p>
      <text:p text:style-name="P19"><text:span text:style-name="T13"/></text:p>
      <text:p text:style-name="P23">concat() <text:span text:style-name="T13">can merge existing arrays into a new array. </text:span><text:span text:style-name="T17">Can accept any number of array arguments. Can also accept values as arguments.</text:span></text:p>
      <text:p text:style-name="P22"><text:span text:style-name="T13"/></text:p>
      <text:p text:style-name="P22"><text:span text:style-name="T13">ex: mergedArray = arrayOne.concat(arrayTwo</text:span><text:span text:style-name="T17">, arrayThree</text:span><text:span text:style-name="T13">);</text:span></text:p>
      <text:p text:style-name="P24"><text:span text:style-name="T13">ex: mergedArray = arrayOne.concat(["str1", "str2", "str3"]);</text:span></text:p>
      <text:p text:style-name="P24"><text:span text:style-name="T13"/></text:p>
      <text:p text:style-name="P24">slice() <text:span text:style-name="T13">same as in string methods, works on arrays.</text:span></text:p>
      <text:p text:style-name="P24"><text:span text:style-name="T13"/></text:p>
      <text:p text:style-name="P20"><text:span text:style-name="T13"/></text:p>
      <text:p text:style-name="P37"><text:span text:style-name="T6"/></text:p>
      <text:p text:style-name="P49"/>
      <text:p text:style-name="P48">The 8 JS data types</text:p>
      <text:list xml:id="list3617152999" text:style-name="L1">
        <text:list-item>
          <text:p text:style-name="P27">Number –<text:span text:style-name="T13"> supports floats and integers, are all stored as floats, supports unique values of infinity -infinity and NaN </text:span></text:p>
        </text:list-item>
        <text:list-item>
          <text:p text:style-name="P27">BigInt <text:span text:style-name="T13">– created by appending n to the end of an integer literal, used to represent integers outside of the normal limit of 2</text:span><text:span text:style-name="T22">53</text:span><text:span text:style-name="T23"> </text:span></text:p>
        </text:list-item>
        <text:list-item>
          <text:p text:style-name="P27">String <text:span text:style-name="T13">– Made with double quotes, single quotes, or backticks. Double and single quotes are functionally the same, quotes made with backticks allow you to embed expressions and variables into a string with the syntax ${…}, ex alert(`Hello, ${name}!`)</text:span></text:p>
        </text:list-item>
        <text:list-item>
          <text:p text:style-name="P27">Boolean <text:span text:style-name="T13">– </text:span><text:span text:style-name="T14">True/False, returned from comparison operators</text:span></text:p>
        </text:list-item>
        <text:list-item>
          <text:p text:style-name="P27">null <text:span text:style-name="T13">– </text:span><text:span text:style-name="T14">a special type/value that in JavaScript just represents “nothing” “empty” or “value unknown”</text:span></text:p>
        </text:list-item>
        <text:list-item>
          <text:p text:style-name="P27"><text:soft-page-break/>undefined <text:span text:style-name="T13">– </text:span><text:span text:style-name="T14">a special type that represents “value is not assigned”</text:span></text:p>
        </text:list-item>
        <text:list-item>
          <text:p text:style-name="P27">object <text:span text:style-name="T13">– </text:span><text:span text:style-name="T14">More complex type that can contain collections of data and more complex entities</text:span></text:p>
        </text:list-item>
        <text:list-item>
          <text:p text:style-name="P27">symbol <text:span text:style-name="T13">– </text:span><text:span text:style-name="T14">Type used to create unique identifiers for objects</text:span></text:p>
        </text:list-item>
      </text:list>
      <text:p text:style-name="P11"/>
      <text:p text:style-name="P15"><text:span text:style-name="T13"/></text:p>
      <text:p text:style-name="P47">Logic and Truthy/Falsey Values</text:p>
      <text:p text:style-name="P47"/>
      <text:p text:style-name="P31"><text:span text:style-name="T13">By default:</text:span></text:p>
      <text:list xml:id="list3503016109" text:style-name="L3">
        <text:list-item>
          <text:p text:style-name="P30">null<text:span text:style-name="T13"> is false</text:span></text:p>
        </text:list-item>
        <text:list-item>
          <text:p text:style-name="P30">undefined <text:span text:style-name="T13">is false</text:span></text:p>
          <text:p text:style-name="P51">if an expression does not return a value, such as alert(), the falsey/truthy returns undefined.</text:p>
        </text:list-item>
        <text:list-item>
          <text:p text:style-name="P30"><text:span text:style-name="T26">Nonzero value</text:span> <text:span text:style-name="T13">is truthy </text:span>0 <text:span text:style-name="T13">is false</text:span></text:p>
        </text:list-item>
        <text:list-item>
          <text:p text:style-name="P30">true<text:span text:style-name="T13"> is truthy</text:span></text:p>
        </text:list-item>
        <text:list-item>
          <text:p text:style-name="P33">Precedence of &amp;&amp; is higher than ||</text:p>
          <text:p text:style-name="P52"><text:span text:style-name="T13">a &amp;&amp; b || c &amp;&amp;d will be evaluated the same as (a &amp;&amp; b) || (c &amp;&amp; d)</text:span></text:p>
        </text:list-item>
      </text:list>
      <text:p text:style-name="P50"/>
      <text:p text:style-name="P28">Truthy <text:span text:style-name="T13">In javascript if </text:span><text:span text:style-name="T18">there are multiple OR || </text:span><text:span text:style-name="T19">operands</text:span><text:span text:style-name="T18">, JS</text:span><text:span text:style-name="T19"> (operating from left to right)</text:span><text:span text:style-name="T18"> first converts the values to boolean and if the </text:span><text:span text:style-name="T19">boolean</text:span><text:span text:style-name="T18"> is true, converts back to the original value of that operand and returns the value</text:span><text:span text:style-name="T19"> -- it does not continue past the first truthy</text:span><text:span text:style-name="T18">. If none are true, returns the </text:span><text:span text:style-name="T19">original </text:span><text:span text:style-name="T18">value of the last operand.</text:span></text:p>
      <text:p text:style-name="P28"><text:span text:style-name="T18"/></text:p>
      <text:p text:style-name="P29"><text:span text:style-name="T13">So, returns the</text:span><text:span text:style-name="T20"> original value of the</text:span><text:span text:style-name="T13"> first true </text:span><text:span text:style-name="T20">operand</text:span><text:span text:style-name="T13">, or returns the </text:span><text:span text:style-name="T20">original value of the </text:span><text:span text:style-name="T13">last operand.</text:span></text:p>
      <text:p text:style-name="P29"><text:span text:style-name="T13"/></text:p>
      <text:p text:style-name="P29"><text:span text:style-name="T13">Because null and undefined v</text:span><text:span text:style-name="T20">alues</text:span><text:span text:style-name="T13"> are false, </text:span>truthy can be used to<text:span text:style-name="T13"> filter past null/undefined variables and </text:span>return the first variable that contains data<text:span text:style-name="T13">.</text:span></text:p>
      <text:p text:style-name="P29"><text:span text:style-name="T13"/></text:p>
      <text:p text:style-name="P32"><text:span text:style-name="T13">Since operands can be expressions, </text:span>short-circuit evaluation<text:span text:style-name="T13"> can be used to assign values like an if statement. ex: false || (x =1) will assign x to be 1. true || (x=1) will leave x undefined.</text:span><text:span text:style-name="T20"> If statements are better used for code readability.</text:span></text:p>
      <text:p text:style-name="P32"><text:span text:style-name="T13"/></text:p>
      <text:p text:style-name="P32"><text:span text:style-name="T13"/></text:p>
      <text:p text:style-name="P25">Falsey <text:span text:style-name="T13">When there are multiple AND &amp;&amp; operands, JS (from left to right) converts the values to boolean and checks each value until finding a false. Upon finding the first false value, converts that value back to the original value and returns it. If all values were true, returns the original value of the last operand.</text:span></text:p>
      <text:p text:style-name="P25"><text:span text:style-name="T13"/></text:p>
      <text:p text:style-name="P26"><text:span text:style-name="T13">This means &amp;&amp; can also be used in place of an if statement, but again is not recommended.</text:span></text:p>
      <text:p text:style-name="P25"><text:span text:style-name="T13"/></text:p>
      <text:p text:style-name="P25"><text:span text:style-name="T13"/></text:p>
      <text:p text:style-name="P11"/>
      <text:p text:style-name="P10"/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6"/></text:span></text:p>
      <text:p text:style-name="P4"><text:span text:style-name="Source_20_Text"><text:span text:style-name="T12"/></text:span></text:p>
      <text:p text:style-name="P10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22:52:21.917868104</meta:creation-date>
    <meta:editing-duration>PT19H59M26S</meta:editing-duration>
    <meta:editing-cycles>15</meta:editing-cycles>
    <meta:generator>LibreOffice/6.0.7.3$Linux_X86_64 LibreOffice_project/00m0$Build-3</meta:generator>
    <dc:date>2020-02-01T16:57:31.360268748</dc:date>
    <meta:document-statistic meta:table-count="0" meta:image-count="0" meta:object-count="0" meta:page-count="5" meta:paragraph-count="81" meta:word-count="1332" meta:character-count="7963" meta:non-whitespace-character-count="6713"/>
  </office:meta>
</office:document-meta>
</file>